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 table:number-rows-repeated="104793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618:peru.R6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4:47:01.115964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5T14:52:45.052706546</dc:date>
    <dc:creator>Jesus Castagnetto</dc:creator>
    <meta:editing-duration>PT10H43S</meta:editing-duration>
    <meta:editing-cycles>54</meta:editing-cycles>
    <meta:generator>LibreOffice/6.4.2.2$Linux_X86_64 LibreOffice_project/40$Build-2</meta:generator>
    <meta:document-statistic meta:table-count="1" meta:cell-count="3873" meta:object-count="0"/>
  </office:meta>
</office:document-meta>
</file>